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9c536" officeooo:paragraph-rsid="0019c536"/>
    </style:style>
    <style:style style:name="P2" style:family="paragraph" style:parent-style-name="Standard">
      <style:text-properties officeooo:rsid="0019c536" officeooo:paragraph-rsid="001af011"/>
    </style:style>
    <style:style style:name="P3" style:family="paragraph" style:parent-style-name="Standard">
      <style:paragraph-properties fo:text-align="center" style:justify-single-word="false"/>
      <style:text-properties fo:font-size="18pt" fo:font-weight="bold" officeooo:rsid="0019c536" officeooo:paragraph-rsid="0019c536" style:font-size-asian="18pt" style:font-weight-asian="bold" style:font-size-complex="18pt" style:font-weight-complex="bold"/>
    </style:style>
    <style:style style:name="P4" style:family="paragraph" style:parent-style-name="Standard">
      <style:text-properties officeooo:rsid="001af011" officeooo:paragraph-rsid="001af011"/>
    </style:style>
    <style:style style:name="P5" style:family="paragraph" style:parent-style-name="Standard">
      <style:text-properties officeooo:rsid="001b3b64" officeooo:paragraph-rsid="001b3b64"/>
    </style:style>
    <style:style style:name="P6" style:family="paragraph" style:parent-style-name="Standard">
      <style:text-properties officeooo:rsid="001af011" officeooo:paragraph-rsid="001af011"/>
    </style:style>
    <style:style style:name="P7" style:family="paragraph" style:parent-style-name="Standard">
      <style:text-properties officeooo:rsid="0019c536" officeooo:paragraph-rsid="0019c536"/>
    </style:style>
    <style:style style:name="P8" style:family="paragraph" style:parent-style-name="Standard">
      <style:text-properties officeooo:rsid="001ba553" officeooo:paragraph-rsid="001ba553"/>
    </style:style>
    <style:style style:name="P9" style:family="paragraph" style:parent-style-name="Standard">
      <style:text-properties officeooo:rsid="001b3b64" officeooo:paragraph-rsid="001b3b64"/>
    </style:style>
    <style:style style:name="T1" style:family="text">
      <style:text-properties officeooo:rsid="001af011"/>
    </style:style>
    <style:style style:name="T2" style:family="text">
      <style:text-properties officeooo:rsid="001b3b6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Wireshark HTTP - <text:span text:style-name="T1">II</text:span></text:p>
      <text:p text:style-name="P1"/>
      <text:p text:style-name="P1"/>
      <text:p text:style-name="P8">HTTP CONDITIONAL GET/response interaction</text:p>
      <text:p text:style-name="P8"/>
      <text:p text:style-name="P8">File: httpethereal-trace-2</text:p>
      <text:p text:style-name="P1"/>
      <text:p text:style-name="P2"><text:span text:style-name="T1">1. </text:span>I<text:span text:style-name="T1">nspect the contents of the first HTTP GET request from your browser to the server.</text:span></text:p>
      <text:p text:style-name="P4">Do you see an “IF-MODIFIED-SINCE” line in the HTTP GET? </text:p>
      <text:p text:style-name="P4"/>
      <text:p text:style-name="P4">2. Inspect the contents of the server response. Did the server explicitly return the contents </text:p>
      <text:p text:style-name="P4">of the file? How can you tell? </text:p>
      <text:p text:style-name="P4"/>
      <text:p text:style-name="P4">3. Now inspect the contents of the second HTTP GET request from your browser to the </text:p>
      <text:p text:style-name="P4">server. Do you see an “IF-MODIFIED-SINCE:” line in the HTTP GET? If so, what </text:p>
      <text:p text:style-name="P4">information follows the “IF-MODIFIED-SINCE:” header? </text:p>
      <text:p text:style-name="P4"/>
      <text:p text:style-name="P4">4. What is the HTTP status code and phrase returned from the server in response to this </text:p>
      <text:p text:style-name="P4">second HTTP GET? Did the server explicitly return the contents of the file? Explain.</text:p>
      <text:p text:style-name="P4"/>
      <text:p text:style-name="P4"/>
      <text:p text:style-name="P8">Retrieving Long Documents</text:p>
      <text:p text:style-name="P8"/>
      <text:p text:style-name="P8">File: httpethereal-trace-3</text:p>
      <text:p text:style-name="P4"/>
      <text:p text:style-name="P4">5. How many HTTP GET request messages did your browser send? Which packet number </text:p>
      <text:p text:style-name="P4">in the trace contains the GET message for the Bill or Rights? </text:p>
      <text:p text:style-name="P4"/>
      <text:p text:style-name="P4"><text:span text:style-name="T2">6</text:span>. Which packet number in the trace contains the status code and phrase associated with </text:p>
      <text:p text:style-name="P4">the response to the HTTP GET request? </text:p>
      <text:p text:style-name="P4"/>
      <text:p text:style-name="P4"><text:span text:style-name="T2">7</text:span>. What is the status code and phrase in the response? </text:p>
      <text:p text:style-name="P4"/>
      <text:p text:style-name="P4"><text:span text:style-name="T2">8</text:span>. How many data-containing TCP segments were needed to carry the single HTTP </text:p>
      <text:p text:style-name="P4">response and the text of the Bill of Rights?</text:p>
      <text:p text:style-name="P4"/>
      <text:p text:style-name="P8"/>
      <text:p text:style-name="P8">HTML Documents with Embedded Objects</text:p>
      <text:p text:style-name="P5"/>
      <text:p text:style-name="P8">File: httpethereal-trace-4</text:p>
      <text:p text:style-name="P5"/>
      <text:p text:style-name="P5">9. How many HTTP GET request messages did your browser send? To which Internet </text:p>
      <text:p text:style-name="P5">addresses were these GET requests sent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3T13:42:05.943800707</meta:creation-date>
    <dc:date>2017-03-14T21:16:34.518465111</dc:date>
    <meta:editing-duration>P0D</meta:editing-duration>
    <meta:editing-cycles>3</meta:editing-cycles>
    <meta:generator>LibreOffice/4.2.8.2$Linux_X86_64 LibreOffice_project/420m0$Build-2</meta:generator>
    <meta:document-statistic meta:table-count="0" meta:image-count="0" meta:object-count="0" meta:page-count="1" meta:paragraph-count="25" meta:word-count="237" meta:character-count="1416" meta:non-whitespace-character-count="1190"/>
  </office:meta>
</office:document-meta>
</file>